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1" svg:font-family="'Courier New'"/>
    <style:font-face style:name="OpenSymbol" svg:font-family="OpenSymbol"/>
    <style:font-face style:name="Tahoma2" svg:font-family="Tahoma"/>
    <style:font-face style:name="Times New Roman2" svg:font-family="'Times New Roman'"/>
    <style:font-face style:name="Times New Roman1" svg:font-family="'Times New Roman'" style:font-family-generic="roman"/>
    <style:font-face style:name="Courier New" svg:font-family="'Courier New'" style:font-family-generic="swiss"/>
    <style:font-face style:name="宋体1" svg:font-family="宋体" style:font-pitch="variable"/>
    <style:font-face style:name="宋体2"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_20_Single">
      <style:paragraph-properties fo:margin-top="0cm" fo:margin-bottom="0.494cm"/>
    </style:style>
    <style:style style:name="P2" style:family="paragraph" style:parent-style-name="Text_20_Body_20_Single">
      <style:paragraph-properties fo:orphans="2" fo:widows="2" style:writing-mode="lr-tb"/>
    </style:style>
    <style:style style:name="P3" style:family="paragraph" style:parent-style-name="Text_20_Body_20_Single">
      <style:paragraph-properties fo:orphans="2" fo:widows="2" style:writing-mode="lr-tb"/>
      <style:text-properties style:use-window-font-color="true" style:font-name="Times New Roman" fo:font-size="12pt" fo:language="en" fo:country="US" fo:font-weight="normal"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4" style:family="paragraph" style:parent-style-name="Text_20_Body_20_Single">
      <style:paragraph-properties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5" style:family="paragraph" style:parent-style-name="Text_20_Body_20_Single">
      <style:paragraph-properties fo:orphans="2" fo:widows="2"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6" style:family="paragraph" style:parent-style-name="Text_20_Body_20_Single">
      <style:paragraph-properties fo:margin-left="1.27cm" fo:margin-right="0cm" fo:text-indent="0cm" style:auto-text-indent="false"/>
    </style:style>
    <style:style style:name="P7" style:family="paragraph" style:parent-style-name="Text_20_Body_20_Single">
      <style:paragraph-properties fo:margin-left="1.27cm" fo:margin-right="0cm" fo:text-indent="0cm" style:auto-text-indent="false"/>
      <style:text-properties fo:color="#000000"/>
    </style:style>
    <style:style style:name="P8" style:family="paragraph" style:parent-style-name="Text_20_Body_20_Single">
      <style:paragraph-properties fo:margin-left="1.27cm" fo:margin-right="0cm" fo:text-indent="0cm" style:auto-text-indent="false"/>
      <style:text-properties fo:color="#000000" fo:font-weight="normal" style:font-weight-asian="normal" style:font-weight-complex="normal"/>
    </style:style>
    <style:style style:name="P9" style:family="paragraph" style:parent-style-name="Text_20_Body_20_Single">
      <style:paragraph-properties fo:margin-left="1.27cm" fo:margin-right="0cm" fo:text-indent="0cm" style:auto-text-indent="false"/>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10"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11"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12" style:family="paragraph" style:parent-style-name="Text_20_Body_20_Single">
      <style:paragraph-properties fo:margin-left="1.27cm" fo:margin-right="0cm" fo:orphans="2" fo:widows="2" fo:text-indent="0cm" style:auto-text-indent="false" style:writing-mode="lr-tb"/>
      <style:text-properties fo:color="#000000"/>
    </style:style>
    <style:style style:name="P13"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14"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15" style:family="paragraph" style:parent-style-name="Text_20_Body_20_Single">
      <style:paragraph-properties fo:margin-left="1.27cm" fo:margin-right="0cm" fo:orphans="2" fo:widows="2" fo:text-indent="0cm" style:auto-text-indent="false" style:writing-mode="lr-tb"/>
      <style:text-properties fo:color="#000000" fo:font-style="italic" style:font-style-asian="italic" style:font-style-complex="italic"/>
    </style:style>
    <style:style style:name="P16" style:family="paragraph" style:parent-style-name="Text_20_Body_20_Single">
      <style:paragraph-properties fo:margin-left="1.27cm" fo:margin-right="0cm" fo:orphans="2" fo:widows="2" fo:text-indent="0cm" style:auto-text-indent="false" style:writing-mode="lr-tb"/>
      <style:text-properties fo:language="en" fo:country="US"/>
    </style:style>
    <style:style style:name="P17" style:family="paragraph" style:parent-style-name="Default_20_Text">
      <style:paragraph-properties fo:margin-left="1.27cm" fo:margin-right="0cm" fo:orphans="2" fo:widows="2" fo:text-indent="0cm" style:auto-text-indent="false"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18"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19" style:family="paragraph" style:parent-style-name="Normal">
      <style:paragraph-properties fo:margin-left="1.27cm" fo:margin-right="0cm" fo:margin-top="0.176cm" fo:margin-bottom="0.176cm" fo:text-indent="0cm" style:auto-text-indent="false" style:text-autospace="none"/>
    </style:style>
    <style:style style:name="P20" style:family="paragraph" style:parent-style-name="Default_20_Text">
      <style:paragraph-properties fo:margin-left="1.27cm" fo:margin-right="0cm" fo:text-indent="0cm" style:auto-text-indent="false"/>
      <style:text-properties fo:color="#000000"/>
    </style:style>
    <style:style style:name="P21" style:family="paragraph" style:parent-style-name="Default_20_Text">
      <style:paragraph-properties fo:margin-left="1.27cm" fo:margin-right="0cm" fo:text-indent="0cm" style:auto-text-indent="false"/>
      <style:text-properties style:use-window-font-color="true"/>
    </style:style>
    <style:style style:name="P22" style:family="paragraph" style:parent-style-name="Default_20_Text">
      <style:paragraph-properties fo:margin-left="1.27cm" fo:margin-right="0cm" fo:text-indent="0cm" style:auto-text-indent="false"/>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23" style:family="paragraph" style:parent-style-name="Text_20_Body_20_Indent">
      <style:paragraph-properties fo:margin-left="1.27cm" fo:margin-right="0cm" fo:text-indent="0cm" style:auto-text-indent="false"/>
      <style:text-properties style:use-window-font-color="true"/>
    </style:style>
    <style:style style:name="P24" style:family="paragraph" style:parent-style-name="Text_20_Body_20_Indent">
      <style:paragraph-properties fo:margin-left="1.27cm" fo:margin-right="0cm" fo:text-indent="0cm" style:auto-text-indent="false"/>
      <style:text-properties fo:language="en" fo:country="US"/>
    </style:style>
    <style:style style:name="P25" style:family="paragraph" style:parent-style-name="Text_20_Body_20_Indent">
      <style:paragraph-properties fo:margin-left="1.27cm" fo:margin-right="0cm" fo:text-indent="0cm" style:auto-text-indent="false"/>
      <style:text-properties fo:font-style="italic" style:font-style-asian="italic" style:font-style-complex="italic"/>
    </style:style>
    <style:style style:name="P26" style:family="paragraph" style:parent-style-name="Text_20_Body_20_Indent">
      <style:paragraph-properties fo:margin-left="1.27cm" fo:margin-right="0cm" fo:margin-top="0cm" fo:margin-bottom="0.212cm" fo:orphans="2" fo:widows="2" fo:text-indent="0cm" style:auto-text-indent="false" style:writing-mode="lr-tb"/>
      <style:text-properties fo:color="#000000" fo:font-style="italic"/>
    </style:style>
    <style:style style:name="P27" style:family="paragraph" style:parent-style-name="Text_20_Body_20_Single">
      <style:paragraph-properties fo:margin-left="0.635cm" fo:margin-right="0cm" fo:text-indent="0cm" style:auto-text-indent="false"/>
    </style:style>
    <style:style style:name="P28" style:family="paragraph" style:parent-style-name="Text_20_Body_20_Indent">
      <style:paragraph-properties fo:background-color="transparent">
        <style:background-image/>
      </style:paragraph-properties>
    </style:style>
    <style:style style:name="P29" style:family="paragraph" style:parent-style-name="Text_20_Body_20_Single">
      <style:paragraph-properties fo:margin-left="0cm" fo:margin-right="0cm" fo:text-indent="0cm" style:auto-text-indent="false"/>
    </style:style>
    <style:style style:name="P30" style:family="paragraph" style:parent-style-name="Default_20_Text">
      <style:paragraph-properties fo:margin-left="0cm" fo:margin-right="0cm" fo:text-indent="0cm" style:auto-text-indent="false"/>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31" style:family="paragraph" style:parent-style-name="Default_20_Text">
      <style:paragraph-properties fo:margin-left="0cm" fo:margin-right="0cm" fo:text-indent="0cm" style:auto-text-indent="false"/>
      <style:text-properties style:use-window-font-color="true"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32" style:family="paragraph" style:parent-style-name="Text_20_Body_20_Single">
      <style:text-properties fo:font-weight="bold" style:font-weight-asian="bold" style:font-weight-complex="bold"/>
    </style:style>
    <style:style style:name="P33" style:family="paragraph" style:parent-style-name="Text_20_Body_20_Single">
      <style:text-properties fo:color="#000000"/>
    </style:style>
    <style:style style:name="P34" style:family="paragraph" style:parent-style-name="Text_20_Body_20_Single">
      <style:text-properties fo:color="#0000ff" fo:font-weight="normal" style:font-weight-asian="normal" style:font-weight-complex="normal"/>
    </style:style>
    <style:style style:name="P35" style:family="paragraph" style:parent-style-name="Default_20_Text">
      <style:text-properties fo:language="zxx" fo:country="none" style:language-asian="zxx" style:country-asian="none"/>
    </style:style>
    <style:style style:name="P36" style:family="paragraph" style:parent-style-name="Default_20_Text">
      <style:text-properties style:use-window-font-color="true"/>
    </style:style>
    <style:style style:name="P37" style:family="paragraph" style:parent-style-name="Hanging_20_indent">
      <style:text-properties fo:language="en" fo:country="US"/>
    </style:style>
    <style:style style:name="P38" style:family="paragraph" style:parent-style-name="Hanging_20_indent">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39" style:family="paragraph" style:parent-style-name="Hanging_20_indent">
      <style:text-properties style:use-window-font-color="true"/>
    </style:style>
    <style:style style:name="P40" style:family="paragraph" style:parent-style-name="Text_20_Body_20_Indent">
      <style:text-properties fo:color="#000000"/>
    </style:style>
    <style:style style:name="P41" style:family="paragraph" style:parent-style-name="Text_20_Body_20_Indent">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42" style:family="paragraph" style:parent-style-name="Text_20_Body_20_Indent">
      <style:text-properties fo:language="en" fo:country="US"/>
    </style:style>
    <style:style style:name="P43" style:family="paragraph" style:parent-style-name="Text_20_Body_20_Indent">
      <style:text-properties style:use-window-font-color="true"/>
    </style:style>
    <style:style style:name="P44" style:family="paragraph" style:parent-style-name="Text_20_Body_20_Indent">
      <style:text-properties style:use-window-font-color="true" fo:language="en" fo:country="US"/>
    </style:style>
    <style:style style:name="P45" style:family="paragraph" style:parent-style-name="Text_20_Body_20_Single">
      <style:paragraph-properties fo:margin-left="0cm" fo:margin-right="0cm" fo:orphans="2" fo:widows="2" fo:text-indent="-0.635cm" style:auto-text-indent="false"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46" style:family="paragraph" style:parent-style-name="Text_20_Body_20_Single">
      <style:paragraph-properties fo:margin-left="0cm" fo:margin-right="0cm" fo:orphans="2" fo:widows="2" fo:text-indent="-0.635cm" style:auto-text-indent="false" style:writing-mode="lr-tb"/>
    </style:style>
    <style:style style:name="P47" style:family="paragraph" style:parent-style-name="Default_20_Text">
      <style:paragraph-properties fo:margin-left="2.54cm" fo:margin-right="0cm" fo:text-indent="0cm" style:auto-text-indent="false"/>
      <style:text-properties style:use-window-font-color="true" fo:font-style="italic" style:font-style-asian="italic" style:font-style-complex="italic"/>
    </style:style>
    <style:style style:name="P48" style:family="paragraph" style:parent-style-name="Text_20_Body_20_Single">
      <style:paragraph-properties fo:margin-left="2.54cm" fo:margin-right="0cm" fo:text-indent="0cm" style:auto-text-indent="false"/>
      <style:text-properties style:use-window-font-color="true" fo:font-style="italic" style:font-style-asian="italic" style:font-style-complex="italic"/>
    </style:style>
    <style:style style:name="P49" style:family="paragraph" style:parent-style-name="Text_20_Body_20_Single">
      <style:paragraph-properties fo:margin-left="2.54cm" fo:margin-right="0cm" fo:text-indent="0cm" style:auto-text-indent="false"/>
      <style:text-properties fo:font-style="italic" style:font-style-asian="italic" style:font-style-complex="italic"/>
    </style:style>
    <style:style style:name="P50" style:family="paragraph" style:parent-style-name="Text_20_Body_20_Single">
      <style:paragraph-properties fo:margin-left="2.54cm" fo:margin-right="0cm" fo:text-indent="0cm" style:auto-text-indent="false"/>
      <style:text-properties fo:language="da" fo:country="DK" fo:font-style="italic" style:font-style-asian="italic" style:font-style-complex="italic"/>
    </style:style>
    <style:style style:name="P51" style:family="paragraph" style:parent-style-name="Text_20_Body_20_Single">
      <style:paragraph-properties fo:margin-left="2.54cm" fo:margin-right="0cm" fo:orphans="2" fo:widows="2" fo:text-indent="0cm" style:auto-text-indent="false" style:writing-mode="lr-tb"/>
      <style:text-properties style:use-window-font-color="true"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52" style:family="paragraph" style:parent-style-name="Text_20_Body_20_Single">
      <style:paragraph-properties fo:margin-left="2.54cm" fo:margin-right="0cm" fo:orphans="2" fo:widows="2" fo:text-indent="0cm" style:auto-text-indent="false" style:writing-mode="lr-tb"/>
      <style:text-properties fo:color="#000000"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53" style:family="paragraph" style:parent-style-name="First_20_Line_20_Indent">
      <style:paragraph-properties fo:margin-left="2.54cm" fo:margin-right="0cm" fo:text-indent="0cm" style:auto-text-indent="false"/>
      <style:text-properties fo:font-style="italic" style:font-style-asian="italic" style:font-style-complex="italic"/>
    </style:style>
    <style:style style:name="P54" style:family="paragraph" style:parent-style-name="Text_20_Body_20_Indent">
      <style:paragraph-properties fo:margin-left="2.54cm" fo:margin-right="0cm" fo:text-indent="0cm" style:auto-text-indent="false"/>
      <style:text-properties style:use-window-font-color="true" fo:language="en" fo:country="US" fo:font-style="italic" style:font-style-asian="italic" style:font-style-complex="italic"/>
    </style:style>
    <style:style style:name="P55" style:family="paragraph" style:parent-style-name="Text_20_Body_20_Indent">
      <style:paragraph-properties fo:margin-left="2.54cm" fo:margin-right="0cm" fo:text-indent="0cm" style:auto-text-indent="false"/>
      <style:text-properties style:use-window-font-color="true"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P56" style:family="paragraph" style:parent-style-name="Text_20_Body_20_Indent">
      <style:paragraph-properties fo:margin-left="2.54cm" fo:margin-right="0cm" fo:text-indent="0cm" style:auto-text-indent="false"/>
      <style:text-properties fo:font-style="italic" style:font-style-asian="italic" style:font-style-complex="italic"/>
    </style:style>
    <style:style style:name="P57" style:family="paragraph" style:parent-style-name="Text_20_Body_20_Single">
      <style:paragraph-properties fo:margin-left="2.54cm" fo:margin-right="0cm" fo:text-indent="0.423cm" style:auto-text-indent="false"/>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58" style:family="paragraph" style:parent-style-name="Text_20_Body_20_Single">
      <style:paragraph-properties fo:margin-left="1.27cm" fo:margin-right="0cm" fo:orphans="2" fo:widows="2" fo:text-indent="-0.635cm" style:auto-text-indent="false"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59" style:family="paragraph" style:parent-style-name="Text_20_Body_20_Indent">
      <style:paragraph-properties fo:margin-top="0cm" fo:margin-bottom="0.212cm" fo:orphans="2" fo:widows="2" style:writing-mode="lr-tb"/>
    </style:style>
    <style:style style:name="P60" style:family="paragraph" style:parent-style-name="Text_20_Body_20_Indent">
      <style:paragraph-properties fo:margin-top="0cm" fo:margin-bottom="0.212cm" fo:orphans="2" fo:widows="2"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61"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normal"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62"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63" style:family="paragraph" style:parent-style-name="Text_20_Body_20_Indent">
      <style:paragraph-properties fo:margin-top="0cm" fo:margin-bottom="0.212cm" fo:orphans="2" fo:widows="2" fo:background-color="transparent" style:writing-mode="lr-tb">
        <style:background-image/>
      </style:paragraph-properties>
    </style:style>
    <style:style style:name="P64" style:family="paragraph" style:parent-style-name="Text_20_Body_20_Indent">
      <style:paragraph-properties fo:margin-top="0cm" fo:margin-bottom="0.212cm" fo:orphans="2" fo:widows="2" fo:background-color="transparent" style:writing-mode="lr-tb">
        <style:background-image/>
      </style:paragraph-properties>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65" style:family="paragraph" style:parent-style-name="Hanging_20_indent">
      <style:paragraph-properties fo:margin-left="2.54cm" fo:margin-right="0cm" fo:text-indent="-0.499cm" style:auto-text-indent="false"/>
    </style:style>
    <style:style style:name="P66" style:family="paragraph" style:parent-style-name="Text_20_Body_20_Single" style:list-style-name="L3"/>
    <style:style style:name="P67" style:family="paragraph" style:parent-style-name="Text_20_Body_20_Single" style:list-style-name="L8">
      <style:text-properties fo:color="#000000" fo:font-weight="bold" style:font-weight-asian="bold" style:font-weight-complex="bold"/>
    </style:style>
    <style:style style:name="P68" style:family="paragraph" style:parent-style-name="Text_20_Body_20_Single" style:list-style-name="L8">
      <style:text-properties fo:font-weight="bold" style:font-weight-asian="bold" style:font-weight-complex="bold"/>
    </style:style>
    <style:style style:name="P69" style:family="paragraph" style:parent-style-name="Text_20_Body_20_Single" style:list-style-name="L1">
      <style:paragraph-properties fo:orphans="2" fo:widows="2" style:writing-mode="lr-tb"/>
    </style:style>
    <style:style style:name="P70" style:family="paragraph" style:parent-style-name="Text_20_Body_20_Single" style:list-style-name="L2">
      <style:paragraph-properties fo:orphans="2" fo:widows="2" style:writing-mode="lr-tb"/>
    </style:style>
    <style:style style:name="P71" style:family="paragraph" style:parent-style-name="Text_20_Body_20_Single" style:list-style-name="L3">
      <style:paragraph-properties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72" style:family="paragraph" style:parent-style-name="Text_20_Body_20_Single" style:list-style-name="L4">
      <style:paragraph-properties fo:orphans="2" fo:widows="2"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73" style:family="paragraph" style:parent-style-name="Text_20_Body_20_Single" style:list-style-name="L4">
      <style:paragraph-properties fo:orphans="2" fo:widows="2" style:writing-mode="lr-tb"/>
      <style:text-properties fo:color="#000000" fo:font-size="12pt" style:font-size-asian="12pt" style:font-size-complex="12pt"/>
    </style:style>
    <style:style style:name="P74" style:family="paragraph" style:parent-style-name="Text_20_Body_20_Single" style:list-style-name="L6">
      <style:paragraph-properties fo:margin-left="1.27cm" fo:margin-right="0cm" fo:orphans="2" fo:widows="2" fo:text-indent="-0.635cm" style:auto-text-indent="false" style:writing-mode="lr-tb"/>
      <style:text-properties style:use-window-font-color="true"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75" style:family="paragraph" style:parent-style-name="Text_20_Body_20_Single" style:list-style-name="L6">
      <style:paragraph-properties fo:margin-left="0cm" fo:margin-right="0cm" fo:orphans="2" fo:widows="2" fo:text-indent="-0.635cm" style:auto-text-indent="false"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76" style:family="paragraph" style:parent-style-name="Text_20_Body_20_Single" style:list-style-name="L7">
      <style:paragraph-properties fo:margin-left="2.54cm" fo:margin-right="0cm" fo:text-indent="-0.635cm" style:auto-text-indent="false"/>
    </style:style>
    <style:style style:name="P77" style:family="paragraph" style:parent-style-name="Text_20_Body_20_Single" style:list-style-name="L7">
      <style:paragraph-properties fo:margin-left="2.54cm" fo:margin-right="0cm" fo:text-indent="-0.635cm" style:auto-text-indent="false"/>
      <style:text-properties fo:color="#000000"/>
    </style:style>
    <style:style style:name="P78" style:family="paragraph" style:parent-style-name="Text_20_Body_20_Indent" style:list-style-name="L5">
      <style:text-properties fo:font-weight="bold" style:font-weight-asian="bold" style:font-weight-complex="bold"/>
    </style:style>
    <style:style style:name="P79" style:family="paragraph" style:parent-style-name="Heading_20_1" style:master-page-name="Standard">
      <style:paragraph-properties fo:margin-top="0cm" fo:margin-bottom="0.494cm" style:page-number="auto"/>
    </style:style>
    <style:style style:name="P80" style:family="paragraph" style:parent-style-name="Heading_20_3">
      <style:paragraph-properties fo:margin-left="1.27cm" fo:margin-right="0cm" fo:margin-top="0.423cm" fo:margin-bottom="0.212cm" fo:orphans="2" fo:widows="2" fo:text-indent="-1.27cm" style:auto-text-indent="false" fo:keep-with-next="always" style:writing-mode="lr-tb"/>
      <style:text-properties style:use-window-font-color="true" fo:font-size="16pt" fo:language="en" fo:country="US" style:font-size-asian="16pt" style:language-asian="zh" style:country-asian="CN" style:font-size-complex="16pt" style:language-complex="ar" style:country-complex="SA"/>
    </style:style>
    <style:style style:name="P81" style:family="paragraph" style:parent-style-name="Heading_20_3">
      <style:paragraph-properties fo:margin-left="1.27cm" fo:margin-right="0cm" fo:text-indent="-1.27cm" style:auto-text-indent="false"/>
    </style:style>
    <style:style style:name="P82" style:family="paragraph" style:parent-style-name="Heading_20_3">
      <style:paragraph-properties fo:margin-left="1.27cm" fo:margin-right="0cm" fo:text-indent="-1.27cm" style:auto-text-indent="false"/>
      <style:text-properties fo:font-size="12pt" fo:font-weight="normal"/>
    </style:style>
    <style:style style:name="P83" style:family="paragraph">
      <style:paragraph-properties fo:text-align="center" style:writing-mode="lr-tb"/>
      <style:text-properties fo:font-size="24pt"/>
    </style:style>
    <style:style style:name="P84" style:family="paragraph">
      <style:paragraph-properties fo:text-align="end" style:writing-mode="lr-tb"/>
    </style:style>
    <style:style style:name="P85" style:family="paragraph">
      <style:paragraph-properties style:writing-mode="lr-tb"/>
    </style:style>
    <style:style style:name="P86" style:family="paragraph">
      <style:paragraph-properties fo:text-align="center" style:writing-mode="lr-tb"/>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T4" style:family="text">
      <style:text-properties style:use-window-font-color="true" style:font-name="Times New Roman" fo:font-size="12pt" fo:language="en" fo:country="US" fo:background-color="transparent" style:font-name-asian="宋体2" style:font-size-asian="12pt" style:language-asian="zh" style:country-asian="CN" style:font-name-complex="Times New Roman" style:font-size-complex="12pt" style:language-complex="ar" style:country-complex="SA"/>
    </style:style>
    <style:style style:name="T5" style:family="text">
      <style:text-properties style:use-window-font-color="true" fo:font-style="italic"/>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style:font-name="Times New Roman1" fo:font-size="12pt" style:font-name-asian="Times New Roman1" style:font-size-asian="12pt" style:font-name-complex="Times New Roman1" style:font-size-complex="12pt"/>
    </style:style>
    <style:style style:name="T9"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weight="bold" style:font-name-asian="Times New Roman1" style:font-weight-asian="bold" style:font-name-complex="Times New Roman1" style:font-weight-complex="bold"/>
    </style:style>
    <style:style style:name="T12" style:family="text">
      <style:text-properties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13" style:family="text">
      <style:text-properties style:font-name="Times New Roman" fo:language="en" fo:country="US" fo:font-style="normal" style:font-name-asian="宋体2" style:language-asian="zh" style:country-asian="CN" style:font-style-asian="normal" style:font-name-complex="Times New Roman" style:language-complex="ar" style:country-complex="SA" style:font-style-complex="normal"/>
    </style:style>
    <style:style style:name="T14" style:family="text">
      <style:text-properties style:font-name="Times New Roman" fo:language="en" fo:country="US" fo:font-style="italic" style:font-name-asian="宋体2" style:language-asian="zh" style:country-asian="CN" style:font-style-asian="italic" style:font-name-complex="Times New Roman" style:language-complex="ar" style:country-complex="SA" style:font-style-complex="italic"/>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style:font-name="Times New Roman2" fo:font-size="12pt" fo:language="en" fo:country="US" fo:font-weight="bold"/>
    </style:style>
    <style:style style:name="T18" style:family="text">
      <style:text-properties style:font-name="Times New Roman2" fo:font-size="12pt" fo:language="en" fo:country="US" fo:font-weight="bold" style:font-weight-asian="bold" style:font-weight-complex="bold"/>
    </style:style>
    <style:style style:name="T19" style:family="text">
      <style:text-properties fo:color="#000000"/>
    </style:style>
    <style:style style:name="T20" style:family="text">
      <style:text-properties fo:color="#000000" fo:font-style="italic" style:font-style-asian="italic" style:font-style-complex="italic"/>
    </style:style>
    <style:style style:name="T21" style:family="text">
      <style:text-properties fo:color="#000000" style:font-name="Courier New1"/>
    </style:style>
    <style:style style:name="T22" style:family="text">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23" style:family="text">
      <style:text-properties fo:color="#000000" style:font-name="Times New Roman" fo:font-size="12pt" fo:language="en" fo:country="US" fo:font-style="italic" style:font-name-asian="宋体2" style:font-size-asian="12pt" style:language-asian="zh" style:country-asian="CN" style:font-style-asian="italic" style:font-name-complex="Times New Roman" style:font-size-complex="12pt" style:language-complex="ar" style:country-complex="SA" style:font-style-complex="italic"/>
    </style:style>
    <style:style style:name="T24" style:family="text">
      <style:text-properties fo:color="#000000" style:font-name="Times New Roman" fo:font-size="12pt" fo:language="en" fo:country="US" fo:font-style="normal" style:font-name-asian="宋体2" style:font-size-asian="12pt" style:language-asian="zh" style:country-asian="CN" style:font-style-asian="normal" style:font-name-complex="Times New Roman" style:font-size-complex="12pt" style:language-complex="ar" style:country-complex="SA" style:font-style-complex="normal"/>
    </style:style>
    <style:style style:name="T25" style:family="text">
      <style:text-properties fo:color="#000000" style:font-name="Times New Roman" fo:font-size="12pt" style:font-name-asian="宋体2" style:font-size-asian="12pt" style:language-asian="zh" style:country-asian="CN" style:font-name-complex="Times New Roman" style:font-size-complex="12pt" style:language-complex="ar" style:country-complex="SA"/>
    </style:style>
    <style:style style:name="T26" style:family="text">
      <style:text-properties fo:font-weight="bold" style:font-weight-asian="bold" style:font-weight-complex="bold"/>
    </style:style>
    <style:style style:name="T27" style:family="text">
      <style:text-properties fo:font-variant="normal" fo:text-transform="none"/>
    </style:style>
    <style:style style:name="T28" style:family="text">
      <style:text-properties fo:font-variant="normal" fo:text-transform="none" fo:language="da" fo:country="DK" fo:font-style="italic" style:font-style-asian="italic" style:font-style-complex="italic"/>
    </style:style>
    <style:style style:name="T29" style:family="text">
      <style:text-properties fo:font-variant="normal" fo:text-transform="none" fo:color="#000000"/>
    </style:style>
    <style:style style:name="T30" style:family="text">
      <style:text-properties fo:font-variant="normal" fo:text-transform="none" fo:color="#000000" style:font-name="Courier New1"/>
    </style:style>
    <style:style style:name="T31" style:family="text">
      <style:text-properties style:font-name="Courier New1" fo:language="en" fo:country="US"/>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language="da" fo:country="DK" fo:font-style="italic" style:font-style-asian="italic" style:font-style-complex="italic"/>
    </style:style>
    <style:style style:name="T35" style:family="text">
      <style:text-properties style:use-window-font-color="true" style:font-name="Times New Roman" fo:font-size="10pt" fo:language="en" fo:country="US" style:font-name-asian="宋体2" style:font-size-asian="10pt" style:language-asian="zh" style:country-asian="CN" style:font-name-complex="Times New Roman" style:font-size-complex="10pt" style:language-complex="ar" style:country-complex="SA"/>
    </style:style>
    <style:style style:name="T36" style:family="text">
      <style:text-properties fo:color="#ff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start-value="3">
        <style:list-level-properties text:space-before="0.501cm" text:min-label-width="0.499cm"/>
      </text:list-level-style-number>
      <text:list-level-style-number text:level="3" text:style-name="Numbering_20_Symbols" style:num-suffix="." style:num-format="1" text:start-value="3">
        <style:list-level-properties text:space-before="1cm" text:min-label-width="0.499cm"/>
      </text:list-level-style-number>
      <text:list-level-style-number text:level="4" text:style-name="Numbering_20_Symbols" style:num-suffix="." style:num-format="1" text:start-value="3">
        <style:list-level-properties text:space-before="1.501cm" text:min-label-width="0.499cm"/>
      </text:list-level-style-number>
      <text:list-level-style-number text:level="5" text:style-name="Numbering_20_Symbols" style:num-suffix="." style:num-format="1" text:start-value="3">
        <style:list-level-properties text:space-before="2cm" text:min-label-width="0.499cm"/>
      </text:list-level-style-number>
      <text:list-level-style-number text:level="6" text:style-name="Numbering_20_Symbols" style:num-suffix="." style:num-format="1" text:start-value="3">
        <style:list-level-properties text:space-before="2.501cm" text:min-label-width="0.499cm"/>
      </text:list-level-style-number>
      <text:list-level-style-number text:level="7" text:style-name="Numbering_20_Symbols" style:num-suffix="." style:num-format="1" text:start-value="3">
        <style:list-level-properties text:space-before="3.001cm" text:min-label-width="0.499cm"/>
      </text:list-level-style-number>
      <text:list-level-style-number text:level="8" text:style-name="Numbering_20_Symbols" style:num-suffix="." style:num-format="1" text:start-value="3">
        <style:list-level-properties text:space-before="3.502cm" text:min-label-width="0.499cm"/>
      </text:list-level-style-number>
      <text:list-level-style-number text:level="9" text:style-name="Numbering_20_Symbols" style:num-suffix="." style:num-format="1" text:start-value="3">
        <style:list-level-properties text:space-before="4.001cm" text:min-label-width="0.499cm"/>
      </text:list-level-style-number>
      <text:list-level-style-number text:level="10" text:style-name="Numbering_20_Symbols" style:num-suffix="." style:num-format="1" text:start-value="3">
        <style:list-level-properties text:space-before="4.502cm" text:min-label-width="0.499cm"/>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3" text:display-levels="2">
        <style:list-level-properties text:space-before="0.102cm" text:min-label-width="0.499cm"/>
      </text:list-level-style-number>
      <text:list-level-style-number text:level="3" style:num-suffix="." style:num-format="1" text:display-levels="3">
        <style:list-level-properties text:space-before="0.205cm" text:min-label-width="0.499cm"/>
      </text:list-level-style-number>
      <text:list-level-style-number text:level="4" style:num-suffix="." style:num-format="1" text:display-levels="4">
        <style:list-level-properties text:space-before="0.307cm" text:min-label-width="0.499cm"/>
      </text:list-level-style-number>
      <text:list-level-style-number text:level="5" style:num-suffix="." style:num-format="1" text:display-levels="5">
        <style:list-level-properties text:space-before="0.409cm" text:min-label-width="0.499cm"/>
      </text:list-level-style-number>
      <text:list-level-style-number text:level="6" style:num-suffix="." style:num-format="1" text:display-levels="6">
        <style:list-level-properties text:space-before="0.512cm" text:min-label-width="0.499cm"/>
      </text:list-level-style-number>
      <text:list-level-style-number text:level="7" style:num-suffix="." style:num-format="1" text:display-levels="7">
        <style:list-level-properties text:space-before="0.614cm" text:min-label-width="0.499cm"/>
      </text:list-level-style-number>
      <text:list-level-style-number text:level="8" style:num-suffix="." style:num-format="1" text:display-levels="8">
        <style:list-level-properties text:space-before="0.716cm" text:min-label-width="0.499cm"/>
      </text:list-level-style-number>
      <text:list-level-style-number text:level="9" style:num-suffix="." style:num-format="1" text:display-levels="9">
        <style:list-level-properties text:space-before="0.819cm" text:min-label-width="0.499cm"/>
      </text:list-level-style-number>
      <text:list-level-style-number text:level="10" style:num-suffix="." style:num-format="1" text:display-levels="10">
        <style:list-level-properties text:space-before="0.921cm" text:min-label-width="0.499cm"/>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System P Hardware Discovery and HMC Connection Setup</text:h>
      <text:p text:style-name="P1"><text:date style:data-style-name="N37" text:date-value="2010-01-07T10:55:34.99" text:fixed="true">01/07/10</text:date>, <text:time style:data-style-name="N43" text:time-value="2010-01-07T10:55:42" text:fixed="true">10:55:42 AM</text:time></text:p>
      <text:h text:style-name="P80" text:outline-level="3">1. Introduction</text:h>
      <text:p text:style-name="Default_20_Text">This cookbook provides information and some step-by-step instructions used with <text:s/>hardware discovery by the xCAT Management Node (MN), and setting up connections between HMC to IBM System P machines. </text:p>
      <text:p text:style-name="Default_20_Text"/>
      <text:h text:style-name="P81" text:outline-level="3">1.1 Terminology</text:h>
      <text:h text:style-name="P82" text:outline-level="3">The following terms will be used in this document:</text:h>
      <text:list xml:id="list33118151" text:style-name="L1">
        <text:list-item>
          <text:p text:style-name="P69">Frame (BPA) node:<text:span text:style-name="T2"> in xCAT 2.x, a node with nodetype set to </text:span><text:span text:style-name="T3">bpa</text:span><text:span text:style-name="T2"> represents a high end System P server 24 inch frame. <text:s text:c="5"/>For example, here is a frame node:</text:span></text:p>
        </text:list-item>
      </text:list>
      <text:p text:style-name="P56">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6"/>
      <text:p text:style-name="P6">In above example, the attribute “nodetype” indicates this is a frame node, where attribute ‘id’ indicates the frame id number; The attribute ‘mgt’ indicates the current type of the hardware control point (hcp) <text:s/>is <text:span text:style-name="T7">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6"/>
      <text:p text:style-name="P6">For lower end System P servers, there is no BPA device contained in a 19 inch frame, so there is no xCAT node object represented for 19 inch System P frame. </text:p>
      <text:p text:style-name="P27"/>
      <text:list xml:id="list33126621" text:style-name="L2">
        <text:list-item>
          <text:p text:style-name="P70">CEC (FSP) node: in xCAT 2.x, has a server node with attribute nodetype set to <text:span text:style-name="T7">fsp</text:span> which represents a System P CEC. Here is an example of CEC node that exists in a high end System P server:</text:p>
        </text:list-item>
      </text:list>
      <text:p text:style-name="P2"><text:soft-page-break/><text:tab/></text:p>
      <text:p text:style-name="Text_20_Body_20_Indent"/>
      <text:p text:style-name="P56">Object name: Server-9118-575-SN0SQIH42<text:line-break/> <text:s text:c="7"/>groups=all,fsp<text:line-break/> <text:s text:c="8"/>hcp=Server-9118-575-SN0SQIH42<text:line-break/> <text:s text:c="8"/>id=6<text:line-break/> <text:s text:c="8"/>mgt=fsp<text:line-break/> <text:s text:c="8"/>mtm=9118-575<text:line-break/> <text:s text:c="8"/>nodetype=fsp<text:line-break/> <text:s text:c="8"/>parent=Server-9458-100-SN0SQIH42-1<text:line-break/> <text:s text:c="8"/>serial=0SQIH42</text:p>
      <text:p text:style-name="P10"/>
      <text:p text:style-name="P28">In above example, the attribute ‘nodetype’ indicates this is a CEC node; and the‘id’ attribute indicates the cage number of this CEC in a 24 inch frame. (This will be set to blank for low end System P machine). The attribute ‘parent’ indicates the f<text:span text:style-name="T2">rame </text:span><text:span text:style-name="T4">BPA server </text:span><text:span text:style-name="T2">node tha</text:span>t this CEC is controlled by. The ‘mgt’ attribute <text:s/>is initially set to <text:span text:style-name="T7">fsp</text:span> and ‘hcp’ attribute is set to itself as the CEC server node prior to be <text:s/>managed by the HMC.</text:p>
      <text:p text:style-name="P29"/>
      <text:p text:style-name="P29"/>
      <text:h text:style-name="P80" text:outline-level="3">2. System P hardware discovery</text:h>
      <text:p text:style-name="P3"/>
      <text:p text:style-name="P63"><text:span text:style-name="T2">This chapter will introduce how the xCAT MN can discover HMCs, System P frames, and CECs working with <text:s/>xCAT “lsslp” command. <text:s/>The System P hardware will be discovered on the xCAT service network, and then added to xCAT database as node attributes.</text:span> <text:s/></text:p>
      <text:p text:style-name="P3"><text:s text:c="2"/></text:p>
      <text:h text:style-name="P81" text:outline-level="3">2.1 Prerequisites</text:h>
      <text:p text:style-name="P64">Before performing hardware discovery, users should confirm the following prerequisites:</text:p>
      <text:p text:style-name="P32">2.1.1 site table:</text:p>
      <text:p text:style-name="P6">Make sure the following attributes in “site” table are checked and are properly adjusted <text:s/>to match you xCAT cluster site environment:</text:p>
      <text:list xml:id="list33121669" text:style-name="L3">
        <text:list-item>
          <text:p text:style-name="P66">domain</text:p>
        </text:list-item>
        <text:list-item>
          <text:p text:style-name="P66">nameservers</text:p>
        </text:list-item>
        <text:list-item>
          <text:p text:style-name="P66">ntpservers</text:p>
        </text:list-item>
      </text:list>
      <text:p text:style-name="Text_20_Body_20_Single"><text:soft-page-break/></text:p>
      <text:p text:style-name="Text_20_Body_20_Single"/>
      <text:p text:style-name="P32">2.1.2 Network configuration</text:p>
      <text:p text:style-name="P6">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35"/>
      <text:p text:style-name="P35"><draw:g text:anchor-type="as-char" svg:y="0cm" draw:z-index="0" draw:style-name="gr1"><draw:rect draw:style-name="gr2" draw:text-style-name="P83" svg:width="15.235cm" svg:height="10.799cm" svg:x="0cm" svg:y="0cm"><text:p/></draw:rect><draw:frame draw:style-name="gr3" draw:text-style-name="P84" svg:width="2.535cm" svg:height="1.588cm" svg:x="0.758cm" svg:y="0.951cm"><draw:text-box><text:p text:style-name="P84"><text:span text:style-name="T35">eth[Y]</text:span></text:p><text:p text:style-name="P85"><text:span text:style-name="T2">xCAT MN</text:span></text:p><text:p text:style-name="P85"><text:span text:style-name="T35">eth[X]</text:span></text:p></draw:text-box></draw:frame><draw:line draw:style-name="gr4" draw:text-style-name="P83" svg:x1="0.76cm" svg:y1="0.316cm" svg:x2="10.918cm" svg:y2="0.318cm"><text:p/></draw:line><draw:frame draw:style-name="gr3" draw:text-style-name="P85" svg:width="2.223cm" svg:height="1.588cm" svg:x="4.886cm" svg:y="0.951cm"><draw:text-box><text:p text:style-name="P85"><text:span text:style-name="T2">HMC-1</text:span></text:p><text:p text:style-name="P84"><text:span text:style-name="T35">eth1</text:span></text:p><text:p text:style-name="P84"><text:span text:style-name="T35">eth0</text:span></text:p></draw:text-box></draw:frame><draw:frame draw:style-name="gr3" draw:text-style-name="P84" svg:width="2.223cm" svg:height="1.588cm" svg:x="8.378cm" svg:y="0.951cm"><draw:text-box><text:p text:style-name="P84"><text:span text:style-name="T2">HMC-2</text:span></text:p><text:p text:style-name="P85"><text:span text:style-name="T35">eth1</text:span></text:p><text:p text:style-name="P85"><text:span text:style-name="T35">eth0</text:span></text:p></draw:text-box></draw:frame><draw:line draw:style-name="gr4" draw:text-style-name="P83" svg:x1="2.665cm" svg:y1="0.316cm" svg:x2="2.665cm" svg:y2="0.951cm"><text:p/></draw:line><draw:line draw:style-name="gr4" draw:text-style-name="P83" svg:x1="7.745cm" svg:y1="0.316cm" svg:x2="7.747cm" svg:y2="1.904cm"><text:p/></draw:line><draw:line draw:style-name="gr4" draw:text-style-name="P83" svg:x1="7.11cm" svg:y1="1.905cm" svg:x2="8.378cm" svg:y2="1.903cm"><text:p/></draw:line><draw:frame draw:style-name="gr5" draw:text-style-name="P86" svg:width="4.44cm" svg:height="1.274cm" svg:x="4.251cm" svg:y="3.808cm"><draw:text-box><text:p text:style-name="P86"><text:span text:style-name="T2">Ethernet Switch</text:span></text:p></draw:text-box></draw:frame><draw:line draw:style-name="gr6" draw:text-style-name="P83" svg:x1="1.078cm" svg:y1="2.538cm" svg:x2="1.078cm" svg:y2="4.126cm"><text:p/></draw:line><draw:line draw:style-name="gr6" draw:text-style-name="P83" svg:x1="1.078cm" svg:y1="4.128cm" svg:x2="4.251cm" svg:y2="4.126cm"><text:p/></draw:line><draw:line draw:style-name="gr6" draw:text-style-name="P83" svg:x1="6.475cm" svg:y1="2.538cm" svg:x2="6.477cm" svg:y2="3.806cm"><text:p/></draw:line><draw:line draw:style-name="gr6" draw:text-style-name="P83" svg:x1="9.015cm" svg:y1="2.538cm" svg:x2="9.017cm" svg:y2="4.126cm"><text:p/></draw:line><draw:line draw:style-name="gr6" draw:text-style-name="P83" svg:x1="8.698cm" svg:y1="4.128cm" svg:x2="9.014cm" svg:y2="4.126cm"><text:p/></draw:line><draw:frame draw:style-name="gr3" draw:text-style-name="P85" svg:width="1.9cm" svg:height="3.814cm" svg:x="1.393cm" svg:y="5.713cm"><draw:text-box><text:p text:style-name="P85"><text:span text:style-name="T2">A <text:s text:c="6"/>B</text:span></text:p><text:p text:style-name="P85"><text:span text:style-name="T2"/></text:p><text:p text:style-name="P85"><text:span text:style-name="T2"/></text:p><text:p text:style-name="P86"><text:span text:style-name="T2">P575</text:span></text:p><text:p text:style-name="P86"><text:span text:style-name="T2">frame</text:span></text:p></draw:text-box></draw:frame><draw:frame draw:style-name="gr3" draw:text-style-name="P85" svg:width="1.9cm" svg:height="3.814cm" svg:x="5.203cm" svg:y="5.713cm"><draw:text-box><text:p text:style-name="P85"><text:span text:style-name="T2">A <text:s text:c="6"/>B</text:span></text:p><text:p text:style-name="P85"><text:span text:style-name="T2"/></text:p><text:p text:style-name="P85"><text:span text:style-name="T2"/></text:p><text:p text:style-name="P86"><text:span text:style-name="T2">P590</text:span></text:p><text:p text:style-name="P86"><text:span text:style-name="T2">P595</text:span></text:p><text:p text:style-name="P86"><text:span text:style-name="T2">frame</text:span></text:p></draw:text-box></draw:frame><draw:frame draw:style-name="gr3" draw:text-style-name="P86" svg:width="1.9cm" svg:height="3.814cm" svg:x="8.696cm" svg:y="5.713cm"><draw:text-box><text:p text:style-name="P86"><text:span text:style-name="T2"/></text:p><text:p text:style-name="P86"><text:span text:style-name="T2"/></text:p><text:p text:style-name="P86"><text:span text:style-name="T2">Low end System P frame</text:span></text:p></draw:text-box></draw:frame><draw:line draw:style-name="gr6" draw:text-style-name="P83" svg:x1="1.078cm" svg:y1="4.443cm" svg:x2="4.251cm" svg:y2="4.441cm"><text:p/></draw:line><draw:line draw:style-name="gr6" draw:text-style-name="P83" svg:x1="1.078cm" svg:y1="4.443cm" svg:x2="1.08cm" svg:y2="6.031cm"><text:p/></draw:line><draw:line draw:style-name="gr6" draw:text-style-name="P83" svg:x1="1.078cm" svg:y1="6.033cm" svg:x2="1.394cm" svg:y2="6.031cm"><text:p/></draw:line><draw:line draw:style-name="gr6" draw:text-style-name="P83" svg:x1="4.888cm" svg:y1="5.08cm" svg:x2="4.89cm" svg:y2="6.033cm"><text:p/></draw:line><draw:line draw:style-name="gr6" draw:text-style-name="P83" svg:x1="4.888cm" svg:y1="6.033cm" svg:x2="5.204cm" svg:y2="6.031cm"><text:p/></draw:line><draw:line draw:style-name="gr6" draw:text-style-name="P83" svg:x1="8.38cm" svg:y1="6.666cm" svg:x2="8.696cm" svg:y2="6.664cm"><text:p/></draw:line><draw:line draw:style-name="gr6" draw:text-style-name="P83" svg:x1="8.38cm" svg:y1="5.08cm" svg:x2="8.382cm" svg:y2="8.571cm"><text:p/></draw:line><draw:line draw:style-name="gr6" draw:text-style-name="P83" svg:x1="8.38cm" svg:y1="6.027cm" svg:x2="8.696cm" svg:y2="6.025cm"><text:p/></draw:line><draw:line draw:style-name="gr6" draw:text-style-name="P83" svg:x1="8.38cm" svg:y1="7.303cm" svg:x2="8.696cm" svg:y2="7.301cm"><text:p/></draw:line><draw:line draw:style-name="gr6" draw:text-style-name="P83" svg:x1="8.38cm" svg:y1="7.938cm" svg:x2="8.696cm" svg:y2="7.936cm"><text:p/></draw:line><draw:line draw:style-name="gr6" draw:text-style-name="P83" svg:x1="8.38cm" svg:y1="8.571cm" svg:x2="8.696cm" svg:y2="8.569cm"><text:p/></draw:line><draw:line draw:style-name="gr6" draw:text-style-name="P83" svg:x1="3.3cm" svg:y1="6.033cm" svg:x2="3.616cm" svg:y2="6.031cm"><text:p/></draw:line><draw:line draw:style-name="gr6" draw:text-style-name="P83" svg:x1="3.618cm" svg:y1="4.763cm" svg:x2="3.62cm" svg:y2="6.029cm"><text:p/></draw:line><draw:line draw:style-name="gr6" draw:text-style-name="P83" svg:x1="3.618cm" svg:y1="4.763cm" svg:x2="4.251cm" svg:y2="4.761cm"><text:p/></draw:line><draw:line draw:style-name="gr6" draw:text-style-name="P83" svg:x1="7.428cm" svg:y1="5.08cm" svg:x2="7.43cm" svg:y2="6.029cm"><text:p/></draw:line><draw:line draw:style-name="gr6" draw:text-style-name="P83" svg:x1="7.11cm" svg:y1="6.033cm" svg:x2="7.426cm" svg:y2="6.031cm"><text:p/></draw:line><draw:frame draw:style-name="gr7" draw:text-style-name="P85" svg:width="2.535cm" svg:height="1.274cm" svg:x="11.236cm" svg:y="0.316cm"><draw:text-box><text:p text:style-name="P85"><text:span text:style-name="T2">public network</text:span></text:p></draw:text-box></draw:frame><draw:frame draw:style-name="gr7" draw:text-style-name="P85" svg:width="3.17cm" svg:height="2.223cm" svg:x="11.236cm" svg:y="3.489cm"><draw:text-box><text:p text:style-name="P85"><text:span text:style-name="T36">Red = primary cluster service network</text:span></text:p></draw:text-box></draw:frame><draw:frame draw:style-name="gr7" draw:text-style-name="P85" svg:width="7.938cm" svg:height="0.953cm" svg:x="3.298cm" svg:y="9.841cm"><draw:text-box><text:p text:style-name="P85"><text:span text:style-name="T2">Chart 1.1 Cluster Service network topology</text:span></text:p></draw:text-box></draw:frame></draw:g></text:p>
      <text:p text:style-name="Text_20_Body_20_Single"/>
      <text:p text:style-name="Text_20_Body_20_Single"/>
      <text:p text:style-name="P32">2.1.3 <text:s/>System P Hardware and HMC</text:p>
      <text:list xml:id="list30164402" text:style-name="L3">
        <text:list-item>
          <text:p text:style-name="P71">This function currently supports System P5/P6 hardware in xCAT 2.3. </text:p>
        </text:list-item>
        <text:list-item>
          <text:p text:style-name="P71">HMCs should be configured with correct static IP addresses in service subnet, so that they can communicate with xCAT MN. Because the DHCP service is not currently supported on the HMC, (DHCP service normally running on xCAT MN), the DHCP service on HMC should be turned off prior to performing this <text:soft-page-break/>discovery function. (By default, the DHCP service is disabled for all network interfaces on HMC.)</text:p>
        </text:list-item>
      </text:list>
      <text:p text:style-name="P11"/>
      <text:p text:style-name="P11">Reference the HMC website and <text:s/>documentation for more knowledge. The <text:s/>following are minimal steps required to Setup the HMC network for Static IP,and enable SLP and SSH ports working with HMC GUI.</text:p>
      <text:p text:style-name="P12"><text:span text:style-name="T8"><text:s/>a. Open the HMC GUI, Select </text:span><text:span text:style-name="T9">HMC Management</text:span><text:span text:style-name="T8">, then </text:span><text:span text:style-name="T9">Change Network Settings</text:span><text:span text:style-name="T8">. </text:span></text:p>
      <text:p text:style-name="P18"><text:span text:style-name="T10"><text:s/>b. Select </text:span><text:span text:style-name="T11">Customize Network Configuration</text:span><text:span text:style-name="T10">, and then</text:span><text:span text:style-name="T11"> LAN Adapters </text:span><text:span text:style-name="T10">. </text:span></text:p>
      <text:p text:style-name="P18"><text:span text:style-name="T10"><text:s/>c. Select </text:span><text:span text:style-name="T11">Ethernet interface </text:span><text:span text:style-name="T10">configured on the service network. </text:span></text:p>
      <text:p text:style-name="P18"><text:span text:style-name="T10"><text:s/>d. Click on the </text:span><text:span text:style-name="T11">Details </text:span><text:span text:style-name="T10">button. </text:span></text:p>
      <text:p text:style-name="P18"><text:span text:style-name="T10"><text:s/>e. Select </text:span><text:span text:style-name="T11">Basic Settings</text:span><text:span text:style-name="T10">, Click on </text:span><text:span text:style-name="T11">Open</text:span><text:span text:style-name="T10">, and </text:span><text:span text:style-name="T11">Specify IP address.</text:span><text:span text:style-name="T10"> Fill in <text:s/></text:span><text:span text:style-name="T11">IP address</text:span><text:span text:style-name="T10">, </text:span><text:span text:style-name="T11">Netmask</text:span><text:span text:style-name="T10"> <text:s/>for <text:s/>HMC static IP on the xCAT service network. Make sure that DHCP Server <text:s/>box is not <text:s/>selected and is blank. </text:span></text:p>
      <text:p text:style-name="P18"><text:span text:style-name="T10">f. Select <text:s/>on <text:s/></text:span><text:span text:style-name="T11">Firewall Settings</text:span><text:span text:style-name="T10">, Click on </text:span><text:span text:style-name="T11">SLP, Secure Shell, </text:span><text:span text:style-name="T10">in the upper window.(You may also want to enable other HMC Firewall settings) </text:span></text:p>
      <text:p text:style-name="P18"><text:span text:style-name="T10">g. Click on the </text:span><text:span text:style-name="T11">Allow incoming </text:span><text:span text:style-name="T10">button for each required setting. </text:span></text:p>
      <text:p text:style-name="P19">h. Make sure you Select OK at the bottom of the window to save your updates. Reboot the HMC, and then make sure Network changes are properly working. </text:p>
      <text:p text:style-name="Default_20_Text"/>
      <text:list xml:id="list33176316" text:continue-numbering="true" text:style-name="L3">
        <text:list-item>
          <text:p text:style-name="P71">The DHCP service can be run from different server that is connected to the xCAT service subnet, instead of xCAT MN. In this case, users need to configure the DHCP service manually, and skip the step “Setup DHCP serice on MN” (section 2.2).</text:p>
        </text:list-item>
        <text:list-item>
          <text:p text:style-name="P71">The Frame and CEC should to be configured as a dynamic IP so that the DHCP server can properly assign proper IP addresses in the xCAT service subnet. It admin wants to use static IP's with the BPA/FSP, it must be set in the proper dynamic address range specified with the DHCP server. For low end System P servers, only CEC/FSP have to be configured.) <text:s text:c="3"/></text:p>
        </text:list-item>
      </text:list>
      <text:p text:style-name="P4"><text:s/></text:p>
      <text:p text:style-name="P33"><text:span text:style-name="T12"><text:s text:c="3"/></text:span><text:span text:style-name="T15">2.1.4 <text:s text:c="2"/></text:span><text:span text:style-name="T16">C</text:span><text:span text:style-name="T18">l</text:span><text:span text:style-name="T17">eanup BPA/FSP IPs on Service Network and HMC</text:span></text:p>
      <text:p text:style-name="P13">The xCAT administrator needs to make sure that the BPA/FSP <text:s/>IP addresses and server node names are properly understood working with the xCAT Database and the DHCP environment. There should be no implementation issues if this is a new System P cluster installation environment where the frames and CECs specified in the xCAT database or HMC for the first time. <text:s/></text:p>
      <text:p text:style-name="P13"><text:soft-page-break/>For existing xCAT clusters <text:s/>previously setup with standard HMC DHCP environment where BPA/FSPs are already acknowledge by HMC and xCAT DB, <text:s/>it is important that they use the same existing BPA/FSP network IP addresses and server nodenames. This includes setting up the DHCP server dynamic address ranges to match the current subnets used by the BPA/FSPs. </text:p>
      <text:p text:style-name="P13">If the service network requires changes to the BPA/FSP IP addresses, the administrator should plan to cleanup the current BPA/FSP environment. This includes doing cleanup for both <text:s/>the HMC and the xCAT Database for any <text:s/>IP and server node name changes. <text:s/></text:p>
      <text:p text:style-name="P13">For the HMC, <text:s/>the administrator should plan to remove the existing Frames and Servers <text:s/>that will require new IP addresses, working in the new subnet. This <text:s/>will allow the xCAT ”mkhwconn” command to reinitialize the frame and CECs used by the HMC. </text:p>
      <text:p text:style-name="P13">For the xCAT MN, the administrator should review the xCAT DB using lsdef <text:s/>and tabdump commands to reference any existing HMC/frame/Server node objects <text:s/>that require updates. Th xCAT chdef command can be used to modify <text:s/>server node attributes, or rmdef command if they want to remove the HMC/frame/Server node objects to get to a clean state. <text:s/>It is important that xCAT administrator also clean up Domain Name Service (DNS) <text:s/>and <text:s/><text:span text:style-name="T7">/etc/hosts</text:span> <text:s text:c="2"/>file make sure the HMC/frame/Server IP addresses and host names are matching the proper settings required for their xCAT cluster. </text:p>
      <text:p text:style-name="P16"><text:s text:c="2"/></text:p>
      <text:p text:style-name="P37"/>
      <text:p text:style-name="Hanging_20_indent"><text:bookmark-start text:name="DDE_LINK1"/><text:span text:style-name="T15">2.2 </text:span><text:span text:style-name="T17">Setup DHCP service on xCAT MN.</text:span></text:p>
      <text:p text:style-name="P61">The DHCP environment is required to properly acknowledge the dynamic IP addresses used with System P servers from the xCAT MN. The xCAT administrator may manually setup the DHCP environment on a separate server in the xCAT service network or use the xCAT MN. <text:s/></text:p>
      <text:p text:style-name="P60">The xCAT DB requires network tables to be created using the “mkdef” command for each subnet that is being used by the xCAT cluster. This includes the network definition used for xCAT service network along with any xCAT cluster VLANs used by nodes and LPARs. </text:p>
      <text:p text:style-name="P61">The following is an example that <text:s/>provides <text:s/>information in regard to an xCAT service networks table working with subnet 192.168.200.0 with a subnet mask <text:s/>of 255.255.255.0 .</text:p>
      <text:p text:style-name="P26"><text:bookmark-end text:name="DDE_LINK1"/>#netname,net,mask,mgtifname,gateway,dhcpserver,tftpserver,nameservers, <text:s text:c="2"/>ntpservers,logservers,dynamicrange,nodehostname,comments,disable</text:p>
      <text:p text:style-name="P25"><text:span text:style-name="T19">,"192.168.200.0","255.255.255.0","en2","192.168.200.205","192.168.200.205","192.168.200.205","192.168.200.205",,"192.168.200.205</text:span>",<text:span text:style-name="T1">"192.168.200.1-192.168.200.255"</text:span><text:span text:style-name="T19">,,,.</text:span></text:p>
      <text:p text:style-name="P59"><text:soft-page-break/><text:span text:style-name="T19">In the above example, </text:span><text:span text:style-name="T5">"192.168.200.1-192.168.200.255"</text:span><text:span text:style-name="T19"> <text:s/>field indicates the dynamic IP range used by the s</text:span><text:span text:style-name="T24">ervice network. The BPA/FSPs will receive dynamic IP addresses in this range from DHCP server (xCAT MN). </text:span></text:p>
      <text:p text:style-name="P7"/>
      <text:p text:style-name="Text_20_Body_20_Indent">There is an xCAT command “makenetworks” that may be executed working with Linux xCAT MN that can populate xCAT networks table, but this command will not fill the field “<text:span text:style-name="T6">dynamicrange</text:span>”. <text:s/>The xCAT administrator needs to set the “dynamicrange” attribute in the network definitions working with xCAT “chdef” command <text:s/>according to <text:s/>their <text:s/>DHCP requirements .</text:p>
      <text:p text:style-name="P40">On AIX xCAT MN, command “makenetworks” is not supported yet. All attributes fields in networks table need to be updated by the xCAT administrator working with xCAT “chdef” command.</text:p>
      <text:p text:style-name="P43">For AIX clusters, there is a “bootp” service used on the xCAT MN working with node installations. <text:s/>If the xCAT administrator wants to use DHCP service instead of “bootp” for xCAT cluster node installations, they will need to disable the bootp service.</text:p>
      <text:p text:style-name="P23">Disable the <text:s/>bootp service (for AIX only, optional)</text:p>
      <text:p text:style-name="P23">a) Stop bootp deamon:</text:p>
      <text:p text:style-name="P48">ps -ef | grep bootp</text:p>
      <text:p text:style-name="P21"><text:s text:c="2"/>kill the bootp process</text:p>
      <text:p text:style-name="P30"><text:s/></text:p>
      <text:p text:style-name="P22">b) Stop bootp from restarting by commenting “ bootps” line in /etc/inetd.conf file: </text:p>
      <text:p text:style-name="P47">#bootps dgram udp wait root /usr/sbin/bootpd bootpd /etc/bootptab </text:p>
      <text:p text:style-name="P31"/>
      <text:p text:style-name="P22">c) <text:s/>Stop and restart the inetd subsystem: </text:p>
      <text:p text:style-name="P47">refresh -s inetd </text:p>
      <text:p text:style-name="P36"/>
      <text:p text:style-name="P62">There is xCAT command “makedhcp” that can be used to help create the DHCP configuration file and establish the DHCP service daemon working on the xCAT MN. </text:p>
      <text:p text:style-name="P62">Run "makedhcp -n" to add a dynamic IP pool. </text:p>
      <text:p text:style-name="P62">Command “makedhcp” with flag “-n” will create the dhcp service configuration file based on attributes found in the xCAT “site” and “networks” tables. . In this configuration file, the dynamic address range IP pool is created based on the field “<text:span text:style-name="T6">dynamicrange</text:span>” in networks table. </text:p>
      <text:p text:style-name="P43">Even if there are no definitions listed in networks table, the “makedhcp” command will try to generate generate DHCP service for all active subnets found on xCAT MN, even though there are no dynamic IP ranges. <text:s/></text:p>
      <text:p text:style-name="P43">The xCAT administrator should <text:s/>examine the DHCP configurations files on the xCAT MN /etc/dhcpd.conf (Linux) or /etc/dhcpsd.cnf <text:s/>(AIX) after execution of “makedhcp”. If you don’t want the DHCP service to serve a subnet, you have to manually comment or remove the subnet definitions in /etc/dhcpd.conf (Linux) or /etc/dhcpsd.cnf <text:s/>(AIX) .</text:p>
      <text:p text:style-name="Text_20_Body_20_Indent"><text:soft-page-break/>See makedhcp man page for details of this command.</text:p>
      <text:p text:style-name="P5"/>
      <text:p text:style-name="P5"/>
      <text:p text:style-name="P5">2.3 Discover HMCs/frame/CECs, and define them into xCAT DB.</text:p>
      <text:p text:style-name="P62"><text:span text:style-name="T33">The System P discovery allows the xCAT MN to discover any HMC, frame/BPA, or CEC/FSPs found on the xCAT service network. You may </text:span><text:s/>ignore the steps specified for frame/BPA if you only have low end System P servers in your xCAT cluster. <text:s/></text:p>
      <text:p text:style-name="P62">Make sure that the DHCP service is currently active in your xCAT cluster. You will want to allocate static IP addresses for HMC, and dynamic IP addresses for BPAand FSPs. You can <text:s/>make sure the HMCs are first active, and then “Power up” or manually reset (power off/power on) <text:s/>frames/CECs in an orderly fashion <text:s/>The BPA/FSPs <text:s/>will get new dynamic IP addresses from xCAT service DHCP server if the current IP addresses <text:s/>were previously outside of the new dynamic IP address range . </text:p>
      <text:p text:style-name="P62">The xCAT command “lsslp” executed on the xCAT MN uses SLP protocols to do the discovery for all HMCs, BPAs, and FSPs found in the xCAT service network. The xCAT administrator should first execute “lsslp” to examine all the System P servers and HMCs. </text:p>
      <text:p text:style-name="P62">The following is an example for lsslp command from xCAT MN to discover the HMCs/frames/CECs where ‘192.168.200.246’ is the IP address used for the service network. </text:p>
      <text:p text:style-name="P51">lsslp <text:s/>–i 192.168.200.246 –s HMC</text:p>
      <text:p text:style-name="P51">lsslp <text:s/>–i 192.168.200.246 –s BPA</text:p>
      <text:p text:style-name="P54">lsslp <text:s/>–i 192.168.200.246 –s FSP</text:p>
      <text:p text:style-name="P43">Note: To discover an HMC with V7R350 or later release, you need to execute “lsslp” with flag “<text:span text:style-name="T26">-m</text:span>”, which will have lsslp discover HMC node with <text:span text:style-name="T7">multicast</text:span> instead of broadcast which is the default . For example:</text:p>
      <text:p text:style-name="P55">lsslp <text:s/>–i 192.168.200.246 –s HMC -m</text:p>
      <text:p text:style-name="P43">Refer man page of <text:s/>“lsslp” <text:s/>for more details. </text:p>
      <text:p text:style-name="P43"/>
      <text:p text:style-name="P43">After doing the discovery of the HMC/BPA/FSP, you need to update the xCAT DB and the “/etc/hosts” file on the xCAT MN to allocate proper server node host names <text:s/>for the selected <text:s/>HMC/BPA/FSP IP addresses. The xCAT administrator can manually do the updates for HMC, BPA, FSP using the xCAT “mkdef” command <text:s text:c="4"/>OR </text:p>
      <text:p text:style-name="P43">The xCAT administrator can use the xCAT “lsslp” with the <text:span text:style-name="T26">-w</text:span> <text:s/>flag which works with <text:s/>/etc/hosts file and will define the BPA/FSP server nodes to xCAT DB automatically. The “lsslp” with <text:span text:style-name="T26">-w</text:span> option will not overlay any existing server node attributes in the xCAT DB. It will also update local <text:span text:style-name="T7">/etc/hosts</text:span> file on the xCAT MN, if the IP addresses cannot be resolved by /etc/hosts or DNS. </text:p>
      <text:p text:style-name="P43">The following xCAT tables will be changed to define the discovered nodes:</text:p>
      <text:p text:style-name="P39"><text:soft-page-break/><text:span text:style-name="T28"><text:s text:c="13"/></text:span><text:span text:style-name="T34">ppc, <text:s/>vpd, </text:span><text:span text:style-name="T28"><text:s/></text:span><text:span text:style-name="T34">nodehm, <text:s/>Nodelist, </text:span><text:span text:style-name="T28"><text:s/></text:span><text:span text:style-name="T34">nodetype </text:span></text:p>
      <text:p text:style-name="P59"><text:span text:style-name="T2">The SLP response from HMCs/frames/CECs may not contain the host name of target IP, or the host name may be conflicted with the definition in hosts table, or name </text:span><text:span text:style-name="T2">resolution (/etc/hosts or DNS). For example, a BPA with IP 192.168.200.1 can be given a host name </text:span><text:span text:style-name="T3">bpa1</text:span><text:span text:style-name="T2"> from its ASM webgui, but in local /etc/hosts, 192.168.200.1 indicates a host name </text:span><text:span text:style-name="T3">c130f1</text:span><text:span text:style-name="T2">. The logic used by lsslp command to specify node host names <text:s/>may be complicated and is the following:</text:span></text:p>
      <text:p text:style-name="Hanging_20_indent">1)<text:span text:style-name="T27"> </text:span>If an IP address can be found in the xCAT table hosts table (in either simple explicit format, or a regular expression.), use the corresponding nodename. That means this node has already been defined in the xCAT DB. The definitions in hosts table will be used as the first priority.</text:p>
      <text:p text:style-name="Hanging_20_indent"><text:span text:style-name="T19">2)</text:span><text:span text:style-name="T29"> </text:span><text:span text:style-name="T19">If it cannot be found in xCAT DB, but can be resolved by local /etc/hosts or remote DNS. Use the host name in /etc/hosts or DNS. (Regarding if /etc/hosts <text:s/>has higher priority than DNS, it depends on your settings in resolv.conf.)</text:span></text:p>
      <text:p text:style-name="Hanging_20_indent"><text:span text:style-name="T19">3)</text:span><text:span text:style-name="T29"> </text:span><text:span text:style-name="T19">If it cannot be resolved in either Step1 or 2, but there is a “name” attribute in SLP response message (for HMC it is always true; for frame it may be set, for CEC, the ‘name’ attribute is always blank). Use it as the node name.</text:span></text:p>
      <text:p text:style-name="Hanging_20_indent"><text:span text:style-name="T19">4)</text:span><text:span text:style-name="T29"> </text:span><text:span text:style-name="T19">If it cannot be determine in SLP response message, “lsslp” will specify <text:s/>a factory-default format name like <text:s/>“Server-&lt;mtm&gt;-SN&lt;sn&gt;” for BPA/FSP type nodes. (for example, "Server-9118-575-SN02012EB).</text:span></text:p>
      <text:p text:style-name="Hanging_20_indent"><text:span text:style-name="T19">5) If user specified -n option, <text:s/>which is supposed to only display or add the newly discovered nodes to xCAT DB, the existing node names will not be overwritten, but the missing attributes for the existing nodes will be updated. </text:span></text:p>
      <text:p text:style-name="P33"><text:s text:c="4"/></text:p>
      <text:p text:style-name="Text_20_Body_20_Indent">Note: </text:p>
      <text:p text:style-name="Text_20_Body_20_Indent"><text:span text:style-name="T21">o </text:span><text:span text:style-name="T19">For high end System P servers, FSP nodes should be discovered after BPA nodes have been properly defined. The “lsslp” can then update the </text:span><text:span text:style-name="T20">ppc.parent</text:span><text:span text:style-name="T19"> attribute correctly for the FSP nodes controlled by the BPA/frame. (For FSP nodes, ppc.parent should be set to <text:s/>BPA node name. See man page of ppc table for details.)</text:span></text:p>
      <text:p text:style-name="Hanging_20_indent"><text:span text:style-name="T31">o </text:span><text:span text:style-name="T15">For low end system P servers, BPA is not used, and will not be discovered. </text:span></text:p>
      <text:p text:style-name="P7">Here is an example of frame/BPA node definition created by ‘lsslp –w’:</text:p>
      <text:p text:style-name="P51">Object name: Server-9458-100-SN0SQIH42-1</text:p>
      <text:p text:style-name="P49"><text:s text:c="2"/>groups=bpa,all</text:p>
      <text:p text:style-name="P50"><text:s text:c="2"/>hcp=Server-9458-100-SN0SQIH42-1</text:p>
      <text:p text:style-name="P50"><text:s text:c="2"/>id=5</text:p>
      <text:p text:style-name="P50"><text:s text:c="2"/>mgt=bpa</text:p>
      <text:p text:style-name="P50"><text:s text:c="2"/>mtm=9458-100</text:p>
      <text:p text:style-name="P50"><text:s text:c="2"/>nodetype=bpa</text:p>
      <text:p text:style-name="P50"><text:soft-page-break/><text:s text:c="2"/>serial=0SQIH42</text:p>
      <text:p text:style-name="P7"/>
      <text:p text:style-name="P7">Here is an example of CEC/FSP node definition that created by ‘lsslp –w’:</text:p>
      <text:p text:style-name="P49">Object name: Server-9118-575-SN0SQIH42</text:p>
      <text:p text:style-name="P49"><text:s text:c="2"/>groups=all,fsp</text:p>
      <text:p text:style-name="P50"><text:s text:c="2"/>hcp=Server-9118-575-SN0SQIH42</text:p>
      <text:p text:style-name="P50"><text:s text:c="2"/>id=6</text:p>
      <text:p text:style-name="P50"><text:s text:c="2"/>mgt=fsp</text:p>
      <text:p text:style-name="P50"><text:s text:c="2"/>mtm=9118-575</text:p>
      <text:p text:style-name="P50"><text:s text:c="2"/>nodetype=fsp</text:p>
      <text:p text:style-name="P50"><text:s text:c="2"/>parent=Server-9458-100-SN0SQIH42-1</text:p>
      <text:p text:style-name="P53"><text:s text:c="2"/>serial=0SQIH42</text:p>
      <text:p text:style-name="P57"><text:s/></text:p>
      <text:p text:style-name="P45"><text:s text:c="10"/>2.4 Limitations:</text:p>
      <text:list xml:id="list33103302" text:style-name="L4">
        <text:list-item>
          <text:p text:style-name="P72">In a cluster that contains a large number of P5 575 machines, the “lsslp” command may not be able to discover all machines. You can reduce this scaling issue with lsslp by using the <text:s/>“-t” <text:s/>(retry times) <text:s/>and “-c” (timeout value) flags . For an example:</text:p>
        </text:list-item>
      </text:list>
      <text:p text:style-name="P52">lsslp -s FSP -i 192.168.200.246 -t 5 -c 3000,3000,3000,3000,3000</text:p>
      <text:p text:style-name="P24">See “lsslp” <text:s/>man page for the details.</text:p>
      <text:list xml:id="list33194209" text:continue-numbering="true" text:style-name="L4">
        <text:list-item>
          <text:p text:style-name="P73"><text:span text:style-name="T13">For HMC with V7R350 release, we had experienced some HMC discovery issues "</text:span><text:span text:style-name="T14">lsslp -m</text:span><text:span text:style-name="T13">" in different layer2/layer3 ethernet switch environments. In this case, the xCAT admin have to manually create the HMC server node object using xCAT command “</text:span><text:span text:style-name="T14">mkdef</text:span><text:span text:style-name="T13">”. </text:span></text:p>
        </text:list-item>
        <text:list-item>
          <text:p text:style-name="P73">If you run xCAT command lsslp with flag "-w" to auto discover BPA/FSP and create BPA/FSP nodes in xCAT DB, there are some types of BPA/FSP that cannot respond the user-defined BPA/FSP system names to xCAT. This causes the node name created by lsslp to not be consistent to the system name that is known by HMC. This limitation will not block most functions of xCAT. If system admins want to sync the user-defined system names used by the HMC to xCAT DB, please run rscan with -u option to update the FSP/BPA node names in the xCAT database. The rscan -u command should only be executed after the running of the <text:s/>mkhwconn command (described in section 3).</text:p>
          <text:p text:style-name="P73"/>
        </text:list-item>
      </text:list>
      <text:list xml:id="list33124902" text:style-name="L5">
        <text:list-item>
          <text:p text:style-name="P78">Setup connections from HMC to frame/CEC</text:p>
        </text:list-item>
      </text:list>
      <text:list xml:id="list33118719" text:style-name="L6">
        <text:list-header>
          <text:p text:style-name="P74"><text:span text:style-name="T32">The xCAT administrator can setup the xCAT cluster to connect the BPA or FSP <text:s/>to selected HMCs that are located in their xCAT service network. <text:s/>They can also </text:span><text:soft-page-break/><text:span text:style-name="T32">specify the proper security environment used with passwords to HMC, BPA, and FSP. </text:span><text:span text:style-name="T32"><text:tab/></text:span></text:p>
        </text:list-header>
      </text:list>
      <text:p text:style-name="P58">3.1 Set proper passwords for BPA/FSP/HMC .</text:p>
      <text:p text:style-name="P13">The passwords used with BPA/FSP userid 'HMC' needs to be set correctly in xCAT table “ppcdirect” or table “passwd” if the cluster is not going to use the default <text:s/>password. <text:s/>Here is an example of table “ppcdirect”,</text:p>
      <text:p text:style-name="P52">#hcp,username,password,comments,disable</text:p>
      <text:p text:style-name="P52">"Server-9125-F2A-0262672","HMC","abc123",,</text:p>
      <text:p text:style-name="P52">"my_frame_grp1","HMC","abcdefg",,</text:p>
      <text:p text:style-name="P13"/>
      <text:p text:style-name="P13">The default passwords of BPA/FSP for userid 'HMC' can also be set in table “passwd” which is used with xCAT cluster, for an example:</text:p>
      <text:p text:style-name="P52">#key,username,password,comments,disable</text:p>
      <text:p text:style-name="P52">"fsp","HMC","ibm4you",,</text:p>
      <text:p text:style-name="P13">The passwords used with the HMC nodes working with userid “hscroot” <text:s/>is located in the xCAT table <text:s/>“ppchcp” . For an example </text:p>
      <text:p text:style-name="P52">#hcp,username,password,comments,disable</text:p>
      <text:p text:style-name="P52">"c76v1hmc02","hscroot","abc123",,</text:p>
      <text:p text:style-name="P17"/>
      <text:list xml:id="list30194862" text:style-name="L6">
        <text:list-header>
          <text:p text:style-name="P75"><text:s/>3.2 Run mkhwconn to assign frames/CECs to correct HMCs </text:p>
        </text:list-header>
      </text:list>
      <text:p text:style-name="P38">The “mkhwcon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38"/>
      <text:p text:style-name="Hanging_20_indent">For an mkhwconn example, run</text:p>
      <text:p text:style-name="P65">“<text:span text:style-name="T7">mkhwconn FSP1 –p HMC1 -P &lt;HMC passwd&gt;</text:span>”</text:p>
      <text:p text:style-name="P46"><text:tab/> <text:s text:c="6"/>will result with FSP node <text:span text:style-name="T7">FSP1</text:span> to be connected <text:s/>by HMC node <text:s/><text:span text:style-name="T7">HMC1</text:span>. </text:p>
      <text:p text:style-name="P20">See mkhwconn <text:s/>man page for details of this command</text:p>
      <text:p text:style-name="P7"/>
      <text:p text:style-name="P7">Note:</text:p>
      <text:list xml:id="list33104376" text:style-name="L7">
        <text:list-item>
          <text:p text:style-name="P76"><text:span text:style-name="T30">O</text:span><text:span text:style-name="T19">nly one HMC can be specified and active in xCAT DB at a time. </text:span></text:p>
        </text:list-item>
        <text:list-item>
          <text:p text:style-name="P77">For those high-end System P servers (IH and H servers), the CEC/FSP nodes in the selected <text:s/>frame/BPA are controlled by the <text:s/>BPA node. In this case, the FSP nodes are not allowed to be assigned directly to an HMC node. The BPA nodes should be assigned to the HMC node, and the <text:soft-page-break/>“mkhwconn” will assign all the FSP nodes in the selected frame to the HMC automatically.</text:p>
        </text:list-item>
      </text:list>
      <text:p text:style-name="P43">If you need to assign <text:s/>FSP/BPA server nodes to multiple HMC nodes at a given time, you need to first define the second <text:s/>HMC connection into the xCAT database where nodehm and ppc tables, and FSP/BPA node object are updated with the chdef command. You then can run <text:s/>“mkhwconn” <text:s/>with “–t” flag to setup multiple BPA/FSP node to create <text:s/>a new connection to second HMC.<text:span text:style-name="T19"> <text:s text:c="5"/></text:span></text:p>
      <text:p text:style-name="P40">The following is an example of activating a second HMC:</text:p>
      <text:p text:style-name="P41">Run chdef to change the “mgt” (node management type) to “hmc”, and change “hcp” to the corresponding HMC node.</text:p>
      <text:p text:style-name="P14">chdef <text:s/>frame_group1,fsp_group2 mgt=hmc hcp=hmc1. </text:p>
      <text:p text:style-name="Text_20_Body_20_Indent"><text:span text:style-name="T22">Here the </text:span><text:span text:style-name="T23">frame_group1 </text:span><text:span text:style-name="T22">includes the selected BPA nodes, and </text:span><text:span text:style-name="T23">fsp_group2</text:span><text:span text:style-name="T22"> includes FSP nodes that do not belong to the BPA nodes in frame_group1.</text:span></text:p>
      <text:p text:style-name="P42">Run mkhwconn to have a second hmc1 be the second and main HMC connections for <text:s/><text:span text:style-name="T7">frame_group1</text:span> and f<text:span text:style-name="T7">sp_group2</text:span>.</text:p>
      <text:p text:style-name="P15">mkhwconn <text:s/><text:span text:style-name="T12">frame_group1,fsp_group2 <text:s/></text:span>–t</text:p>
      <text:p text:style-name="P44">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16"><text:s text:c="3"/></text:p>
      <text:list xml:id="list33128495" text:style-name="L8">
        <text:list-item>
          <text:list>
            <text:list-item>
              <text:p text:style-name="P67"><text:s/>List <text:s/>frames/CECs <text:s/>from HMC </text:p>
            </text:list-item>
          </text:list>
        </text:list-item>
      </text:list>
      <text:p text:style-name="P8">There is the “lshwconn” command that will provide the current frame/CEC connection data that is specified on a HMC, BPA, or FSP. <text:s/>This information currently provides the FSP/BPA server node, the FSP/BPA IP address, <text:s/>and the connection status of the BPA/FSP used for the target HMC node. <text:s text:c="4"/></text:p>
      <text:p text:style-name="P8">Run <text:span text:style-name="T7">lshwconn <text:s/>&lt;HMC node&gt;</text:span> <text:s/>to locate all BPA/FSP servers on HMC. </text:p>
      <text:p text:style-name="P9">See “lshwconn” <text:s/>man page for the details.</text:p>
      <text:p text:style-name="P34"><text:s text:c="4"/></text:p>
      <text:list xml:id="list33179318" text:continue-numbering="true" text:style-name="L8">
        <text:list-item>
          <text:list>
            <text:list-item>
              <text:p text:style-name="P68"><text:s/>Move frames/CECs to other HMCs (optional)</text:p>
            </text:list-item>
          </text:list>
        </text:list-item>
      </text:list>
      <text:p text:style-name="Text_20_Body_20_Indent">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42">For example, if the attribute “hcp” attribute <text:s/>is set to HMC node <text:span text:style-name="T7">hmc1</text:span>, working with BPA server node <text:span text:style-name="T7">frame1</text:span> running <text:s text:c="3"/><text:span text:style-name="T25">“rmhwconn frame1” </text:span></text:p>
      <text:p text:style-name="P41">This will remove the frame <text:span text:style-name="T7">frame1</text:span>, as well as any CECs located in the frame1 from current HMC <text:span text:style-name="T7">hmc1</text:span>. <text:s/>The rmhwconn will also reset the xCAT database to be in a state prior to initial HMC onnection (mkhwconn) . The BPA/FSP server node attributes <text:soft-page-break/>“mgt” are set back to fsp or bpa, and <text:s/>“hcp” now points back to parent FSP/BPA server <text:s/>node instead of the HMC node. </text:p>
      <text:p text:style-name="P41">Run mkhwconn to assign frames/CECs to another HMC, as described in 3.2.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1" svg:font-family="'Courier New'"/>
    <style:font-face style:name="OpenSymbol" svg:font-family="OpenSymbol"/>
    <style:font-face style:name="Tahoma2" svg:font-family="Tahoma"/>
    <style:font-face style:name="Times New Roman2" svg:font-family="'Times New Roman'"/>
    <style:font-face style:name="Times New Roman1" svg:font-family="'Times New Roman'" style:font-family-generic="roman"/>
    <style:font-face style:name="Courier New" svg:font-family="'Courier New'" style:font-family-generic="swiss"/>
    <style:font-face style:name="宋体1" svg:font-family="宋体" style:font-pitch="variable"/>
    <style:font-face style:name="宋体2"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宋体"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First_20_Line_20_Indent" style:display-name="First Line Indent" style:family="paragraph" style:parent-style-name="Text_20_Body_20_Single" style:class="text">
      <style:paragraph-properties fo:margin-left="0cm" fo:margin-right="0cm" fo:text-indent="0.499cm" style:auto-text-indent="false"/>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_20_Single" style:class="text">
      <style:paragraph-properties fo:margin-left="0.499cm" fo:margin-right="0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宋体" style:font-size-asian="14pt" style:font-name-complex="Tahoma" style:font-size-complex="14pt"/>
    </style:style>
    <style:style style:name="Heading_20_1" style:display-name="Heading 1" style:family="paragraph" style:parent-style-name="Default_20_Text" style:next-style-name="Text_20_Body_20_Single" style:class="text" style:default-outline-level="1">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3" style:display-name="Heading 3" style:family="paragraph" style:parent-style-name="Heading" style:next-style-name="Text_20_Body_20_Single" style:class="text" style:default-outline-level="3">
      <style:text-properties style:font-name="Times New Roman" fo:font-size="14pt" fo:font-weight="bold" style:font-name-asian="宋体" style:font-size-asian="14pt" style:font-weight-asian="bold" style:font-name-complex="Tahoma" style:font-size-complex="14pt" style:font-weight-complex="bold"/>
    </style:style>
    <style:style style:name="List" style:family="paragraph" style:parent-style-name="Text_20_Body_20_Single" style:class="list">
      <style:text-properties style:font-name-complex="Tahoma2"/>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Normal" style:family="paragraph" style:parent-style-name="Default_20_Text" style:next-style-name="Default_20_Text">
      <style:paragraph-properties fo:margin-top="0.176cm" fo:margin-bottom="0.176cm" style:text-autospace="none" style:writing-mode="lr-tb"/>
      <style:text-properties style:use-window-font-color="true" style:font-name="Times New Roman" fo:font-size="12pt" fo:language="en" fo:country="US" style:font-name-asian="宋体" style:font-size-asian="12pt" style:language-asian="zh" style:country-asian="CN" style:font-name-complex="Tahoma"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Default_20_Paragraph_20_Font" style:display-name="Default Paragraph Font"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fo:font-size="8pt" style:font-name-asian="Courier New" style:font-size-asian="8pt" style:font-name-complex="Courier New" style:font-size-complex="8pt"/>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ystem P Hardware Discovery and HMC Connection Buildup</dc:title>
    <dc:title>System P Hardware Discovery and HMC Connection Buildup</dc:title>
    <meta:initial-creator>Zhan Xiang</meta:initial-creator>
    <meta:creation-date>2009-08-27T21:41:00</meta:creation-date>
    <dc:date>2010-02-09T13:07:06.37</dc:date>
    <meta:printed-by>croswell</meta:printed-by>
    <meta:print-date>2009-10-20T08:54:47</meta:print-date>
    <dc:language>en-US</dc:language>
    <meta:editing-cycles>20</meta:editing-cycles>
    <meta:editing-duration>PT48H49M25S</meta:editing-duration>
    <meta:document-statistic meta:table-count="0" meta:image-count="0" meta:object-count="0" meta:page-count="12" meta:paragraph-count="166" meta:word-count="3548" meta:character-count="21300"/>
    <meta:user-defined meta:name="Info 1"/>
    <meta:user-defined meta:name="Info 2"/>
    <meta:user-defined meta:name="Info 3"/>
    <meta:user-defined meta:name="Info 4"/>
  </office:meta>
</office:document-meta>
</file>